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I" style:family="table-column">
      <style:table-column-properties style:column-width="1.891cm" style:rel-column-width="7287*"/>
    </style:style>
    <style:style style:name="Tableau1.A1" style:family="table-cell">
      <style:table-cell-properties fo:background-color="#ff8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00a9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ffff6d" fo:padding="0.097cm" fo:border="0.05pt solid #000000">
        <style:background-image/>
      </style:table-cell-properties>
    </style:style>
    <style:style style:name="Tableau1.A2" style:family="table-cell">
      <style:table-cell-properties fo:background-color="#00a933" fo:padding="0.097cm" fo:border-left="0.05pt solid #000000" fo:border-right="none" fo:border-top="none" fo:border-bottom="0.05pt solid #000000">
        <style:background-image/>
      </style:table-cell-properties>
    </style:style>
    <style:style style:name="Tableau1.H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1.I2" style:family="table-cell">
      <style:table-cell-properties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fo:background-color="#158466" fo:padding="0.097cm" fo:border-left="0.05pt solid #000000" fo:border-right="none" fo:border-top="none" fo:border-bottom="0.05pt solid #000000">
        <style:background-image/>
      </style:table-cell-properties>
    </style:style>
    <style:style style:name="Tableau1.H3" style:family="table-cell">
      <style:table-cell-properties fo:background-color="#861141" fo:padding="0.097cm" fo:border-left="0.05pt solid #861141" fo:border-right="none" fo:border-top="none" fo:border-bottom="0.05pt solid #861141">
        <style:background-image/>
      </style:table-cell-properties>
    </style:style>
    <style:style style:name="Tableau1.I3" style:family="table-cell">
      <style:table-cell-properties fo:background-color="#86114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I4" style:family="table-cell">
      <style:table-cell-properties fo:background-color="#00a9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F6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.702cm" fo:margin-left="0cm" table:align="left"/>
    </style:style>
    <style:style style:name="Table1.A" style:family="table-column">
      <style:table-column-properties style:column-width="2.794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2.798cm"/>
    </style:style>
    <style:style style:name="Table1.E" style:family="table-column">
      <style:table-column-properties style:column-width="3.261cm"/>
    </style:style>
    <style:style style:name="Table1.F" style:family="table-column">
      <style:table-column-properties style:column-width="3.25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831f" officeooo:paragraph-rsid="0019831f"/>
    </style:style>
    <style:style style:name="P2" style:family="paragraph" style:parent-style-name="Standard">
      <style:text-properties officeooo:rsid="0019831f" officeooo:paragraph-rsid="001a7ab6"/>
    </style:style>
    <style:style style:name="P3" style:family="paragraph" style:parent-style-name="Standard">
      <style:text-properties officeooo:paragraph-rsid="001a7ab6"/>
    </style:style>
    <style:style style:name="P4" style:family="paragraph" style:parent-style-name="Standard">
      <style:text-properties officeooo:rsid="001a7ab6" officeooo:paragraph-rsid="001a7ab6"/>
    </style:style>
    <style:style style:name="P5" style:family="paragraph" style:parent-style-name="Standard">
      <style:text-properties officeooo:rsid="001a7ab6" officeooo:paragraph-rsid="001c2e7d"/>
    </style:style>
    <style:style style:name="P6" style:family="paragraph" style:parent-style-name="Standard">
      <style:text-properties style:text-underline-style="solid" style:text-underline-width="auto" style:text-underline-color="font-color" officeooo:rsid="0019831f" officeooo:paragraph-rsid="0019831f"/>
    </style:style>
    <style:style style:name="P7" style:family="paragraph" style:parent-style-name="Standard">
      <style:text-properties style:text-underline-style="solid" style:text-underline-width="auto" style:text-underline-color="font-color" officeooo:rsid="0019831f" officeooo:paragraph-rsid="001a7ab6"/>
    </style:style>
    <style:style style:name="P8" style:family="paragraph" style:parent-style-name="Standard">
      <style:text-properties style:text-underline-style="solid" style:text-underline-width="auto" style:text-underline-color="font-color" officeooo:rsid="001c2e7d" officeooo:paragraph-rsid="001c2e7d"/>
    </style:style>
    <style:style style:name="P9" style:family="paragraph" style:parent-style-name="Standard">
      <style:text-properties style:text-underline-style="solid" style:text-underline-width="auto" style:text-underline-color="font-color" officeooo:rsid="001cf994" officeooo:paragraph-rsid="001cf994"/>
    </style:style>
    <style:style style:name="P10" style:family="paragraph" style:parent-style-name="Standard">
      <style:text-properties officeooo:rsid="001c2e7d" officeooo:paragraph-rsid="001c2e7d"/>
    </style:style>
    <style:style style:name="P11" style:family="paragraph" style:parent-style-name="Standard">
      <style:paragraph-properties fo:text-align="center" style:justify-single-word="false"/>
      <style:text-properties officeooo:paragraph-rsid="001c2e7d"/>
    </style:style>
    <style:style style:name="P12" style:family="paragraph" style:parent-style-name="Standard">
      <style:text-properties officeooo:rsid="001cf994" officeooo:paragraph-rsid="001cf994"/>
    </style:style>
    <style:style style:name="P13" style:family="paragraph" style:parent-style-name="Standard">
      <style:text-properties officeooo:rsid="001e19fa" officeooo:paragraph-rsid="001e19fa"/>
    </style:style>
    <style:style style:name="P14" style:family="paragraph" style:parent-style-name="Standard">
      <style:text-properties officeooo:rsid="00270764" officeooo:paragraph-rsid="00270764"/>
    </style:style>
    <style:style style:name="P15" style:family="paragraph" style:parent-style-name="Table_20_Contents">
      <style:paragraph-properties fo:text-align="center" style:justify-single-word="false"/>
      <style:text-properties officeooo:rsid="001a7ab6" officeooo:paragraph-rsid="001a7ab6"/>
    </style:style>
    <style:style style:name="P16" style:family="paragraph" style:parent-style-name="Standard">
      <style:paragraph-properties fo:break-before="page"/>
      <style:text-properties style:text-underline-style="solid" style:text-underline-width="auto" style:text-underline-color="font-color" officeooo:rsid="001c2e7d" officeooo:paragraph-rsid="001c2e7d"/>
    </style:style>
    <style:style style:name="P17" style:family="paragraph" style:parent-style-name="Standard">
      <style:text-properties officeooo:rsid="0028977b" officeooo:paragraph-rsid="0028977b"/>
    </style:style>
    <style:style style:name="P18" style:family="paragraph" style:parent-style-name="Standard">
      <style:text-properties style:text-underline-style="solid" style:text-underline-width="auto" style:text-underline-color="font-color" officeooo:rsid="001a7ab6" officeooo:paragraph-rsid="001a7ab6"/>
    </style:style>
    <style:style style:name="P19" style:family="paragraph" style:parent-style-name="Standard">
      <style:text-properties style:text-underline-style="solid" style:text-underline-width="auto" style:text-underline-color="font-color" officeooo:rsid="001a7ab6" officeooo:paragraph-rsid="001c2e7d"/>
    </style:style>
    <style:style style:name="P20" style:family="paragraph" style:parent-style-name="Standard">
      <style:text-properties style:text-underline-style="solid" style:text-underline-width="auto" style:text-underline-color="font-color" officeooo:rsid="001a7ab6" officeooo:paragraph-rsid="002e3eb9"/>
    </style:style>
    <style:style style:name="P21" style:family="paragraph" style:parent-style-name="Standard">
      <style:text-properties style:text-underline-style="solid" style:text-underline-width="auto" style:text-underline-color="font-color" officeooo:rsid="0030fcef" officeooo:paragraph-rsid="001a7ab6"/>
    </style:style>
    <style:style style:name="P22" style:family="paragraph" style:parent-style-name="Standard">
      <style:text-properties officeooo:paragraph-rsid="001a7ab6"/>
    </style:style>
    <style:style style:name="P23" style:family="paragraph" style:parent-style-name="Standard">
      <style:text-properties officeooo:rsid="001a7ab6" officeooo:paragraph-rsid="001a7ab6"/>
    </style:style>
    <style:style style:name="P24" style:family="paragraph" style:parent-style-name="Standard">
      <style:text-properties officeooo:rsid="001a7ab6" officeooo:paragraph-rsid="001c2e7d"/>
    </style:style>
    <style:style style:name="P25" style:family="paragraph" style:parent-style-name="Standard">
      <style:text-properties officeooo:rsid="001a7ab6" officeooo:paragraph-rsid="002f75af"/>
    </style:style>
    <style:style style:name="P26" style:family="paragraph" style:parent-style-name="Standard">
      <style:text-properties officeooo:rsid="001a7ab6" officeooo:paragraph-rsid="0030fcef"/>
    </style:style>
    <style:style style:name="P27" style:family="paragraph" style:parent-style-name="Standard">
      <style:text-properties officeooo:rsid="001a7ab6" officeooo:paragraph-rsid="0024fa9c"/>
    </style:style>
    <style:style style:name="P28" style:family="paragraph" style:parent-style-name="Standard">
      <style:text-properties officeooo:rsid="001a7ab6" officeooo:paragraph-rsid="001e19fa"/>
    </style:style>
    <style:style style:name="P29" style:family="paragraph" style:parent-style-name="Standard">
      <style:text-properties officeooo:rsid="001e19fa" officeooo:paragraph-rsid="001e19fa"/>
    </style:style>
    <style:style style:name="P30" style:family="paragraph" style:parent-style-name="Standard">
      <style:text-properties officeooo:rsid="002a8982" officeooo:paragraph-rsid="002a8982"/>
    </style:style>
    <style:style style:name="P31" style:family="paragraph" style:parent-style-name="Standard">
      <style:text-properties officeooo:rsid="002e3eb9" officeooo:paragraph-rsid="002e3eb9"/>
    </style:style>
    <style:style style:name="P32" style:family="paragraph" style:parent-style-name="Standard">
      <style:text-properties officeooo:rsid="0019831f" officeooo:paragraph-rsid="0019831f"/>
    </style:style>
    <style:style style:name="P33" style:family="paragraph" style:parent-style-name="Standard">
      <style:text-properties officeooo:rsid="0019831f" officeooo:paragraph-rsid="002e3eb9"/>
    </style:style>
    <style:style style:name="P34" style:family="paragraph" style:parent-style-name="Standard">
      <style:text-properties style:text-underline-style="none" officeooo:rsid="001a7ab6" officeooo:paragraph-rsid="002e3eb9"/>
    </style:style>
    <style:style style:name="P35" style:family="paragraph" style:parent-style-name="Standard">
      <style:text-properties officeooo:rsid="002e4242" officeooo:paragraph-rsid="002e4242"/>
    </style:style>
    <style:style style:name="P36" style:family="paragraph" style:parent-style-name="Standard">
      <style:text-properties officeooo:rsid="0030fcef" officeooo:paragraph-rsid="0030fcef"/>
    </style:style>
    <style:style style:name="P37" style:family="paragraph" style:parent-style-name="Standard">
      <style:text-properties officeooo:rsid="0031d6d0" officeooo:paragraph-rsid="0031d6d0"/>
    </style:style>
    <style:style style:name="P38" style:family="paragraph" style:parent-style-name="Table_20_Contents">
      <style:text-properties officeooo:rsid="001a7ab6" officeooo:paragraph-rsid="002e3eb9"/>
    </style:style>
    <style:style style:name="P39" style:family="paragraph" style:parent-style-name="Table_20_Contents">
      <style:text-properties officeooo:rsid="001c2e7d" officeooo:paragraph-rsid="002e3eb9"/>
    </style:style>
    <style:style style:name="P40" style:family="paragraph" style:parent-style-name="Table_20_Contents">
      <style:text-properties officeooo:rsid="002dd5de" officeooo:paragraph-rsid="002e3eb9"/>
    </style:style>
    <style:style style:name="P41" style:family="paragraph" style:parent-style-name="Table_20_Contents">
      <loext:graphic-properties draw:fill="solid" draw:fill-color="#861141" draw:opacity="100%"/>
      <style:paragraph-properties fo:background-color="#86114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officeooo:rsid="001c2e7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4fa9c" style:font-weight-asian="bold" style:font-weight-complex="bold"/>
    </style:style>
    <style:style style:name="T4" style:family="text">
      <style:text-properties officeooo:rsid="001a7ab6"/>
    </style:style>
    <style:style style:name="T5" style:family="text">
      <style:text-properties officeooo:rsid="001c2e7d"/>
    </style:style>
    <style:style style:name="T6" style:family="text">
      <style:text-properties officeooo:rsid="001e19fa"/>
    </style:style>
    <style:style style:name="T7" style:family="text">
      <style:text-properties officeooo:rsid="0024fa9c"/>
    </style:style>
    <style:style style:name="T8" style:family="text">
      <style:text-properties fo:color="#ff0000" officeooo:rsid="0024fa9c"/>
    </style:style>
    <style:style style:name="T9" style:family="text">
      <style:text-properties style:use-window-font-color="true" officeooo:rsid="0024fa9c"/>
    </style:style>
    <style:style style:name="T10" style:family="text">
      <style:text-properties officeooo:rsid="0028977b"/>
    </style:style>
    <style:style style:name="T11" style:family="text">
      <style:text-properties officeooo:rsid="002911e7"/>
    </style:style>
    <style:style style:name="T12" style:family="text">
      <style:text-properties officeooo:rsid="002a8982"/>
    </style:style>
    <style:style style:name="T13" style:family="text">
      <style:text-properties officeooo:rsid="002c4dcb"/>
    </style:style>
    <style:style style:name="T14" style:family="text">
      <style:text-properties officeooo:rsid="002dd5de"/>
    </style:style>
    <style:style style:name="T15" style:family="text">
      <style:text-properties officeooo:rsid="002e3eb9"/>
    </style:style>
    <style:style style:name="T16" style:family="text">
      <style:text-properties officeooo:rsid="002e4242"/>
    </style:style>
    <style:style style:name="T17" style:family="text">
      <style:text-properties officeooo:rsid="002f75af"/>
    </style:style>
    <style:style style:name="T18" style:family="text">
      <style:text-properties officeooo:rsid="0030fcef"/>
    </style:style>
    <style:style style:name="T19" style:family="text">
      <style:text-properties officeooo:rsid="0031d6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MAT le pompier </text:span><text:span text:style-name="T3">(</text:span><text:span text:style-name="T2">fou</text:span><text:span text:style-name="T3">)</text:span></text:p>
      <text:p text:style-name="P1"/>
      <text:p text:style-name="P6">Jeu du feu / de pompier :</text:p>
      <text:p text:style-name="P1">Markov dans la <text:span text:style-name="T19">gestion des états </text:span>du feu</text:p>
      <text:p text:style-name="P1"/>
      <text:p text:style-name="P7">But :</text:p>
      <text:p text:style-name="P2">empecher la propagation du feu, <text:span text:style-name="T4">éteindre tous les feux</text:span></text:p>
      <text:p text:style-name="P1"/>
      <text:p text:style-name="P7">Different type de feu :</text:p>
      <text:p text:style-name="P2"><text:span text:style-name="T19">Éteint, étincelle</text:span>, petit feu, feu normal.</text:p>
      <text:p text:style-name="P1"><text:span text:style-name="T4">T</text:span>outes les 5 secondes : une <text:span text:style-name="T13">étincelle</text:span> peut devenir un petit feu <text:span text:style-name="T19">puis</text:span> un feu <text:span text:style-name="T19">fort puis peut se propager</text:span>. </text:p>
      <text:p text:style-name="P1"/>
      <text:p text:style-name="P7">Idée<text:span text:style-name="T5">s</text:span> :</text:p>
      <text:p text:style-name="P4">- tableau de markov pour evolution de feu</text:p>
      <text:p text:style-name="P2">- <text:span text:style-name="T4">déplacement du feu avec tableau de proba « à la main » </text:span></text:p>
      <text:p text:style-name="P2"/>
      <text:p text:style-name="P8">Idée de map :</text:p>
      <text:p text:style-name="P2"/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B1" office:value-type="string">
            <text:p text:style-name="Table_20_Contents"/>
          </table:table-cell>
          <table:table-cell table:style-name="Tableau1.I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  <table:table-cell table:style-name="Tableau1.I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3" office:value-type="string">
            <text:p text:style-name="P41"/>
          </table:table-cell>
          <table:table-cell table:style-name="Tableau1.I3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H2" office:value-type="string">
            <text:p text:style-name="P15">POMP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4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4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3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4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F6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4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4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I4" office:value-type="string">
            <text:p text:style-name="Table_20_Contents"/>
          </table:table-cell>
        </table:table-row>
      </table:table>
      <text:p text:style-name="P31">BORDEAUX= Feux propagation </text:p>
      <text:p text:style-name="P10">ROUGE = feu <text:span text:style-name="T15">fort</text:span></text:p>
      <text:p text:style-name="P10">ORANGE = <text:span text:style-name="T15">petit feu</text:span></text:p>
      <text:p text:style-name="P3"><text:span text:style-name="T5">JAUNE = étincelle, départ de feu</text:span></text:p>
      <text:p text:style-name="P31">VERT = herbe</text:p>
      <text:p text:style-name="P4">BLEU = eau pour pompier</text:p>
      <text:p text:style-name="P31">VERT FONCE= arbres</text:p>
      <text:p text:style-name="P2"/>
      <text:p text:style-name="P16">Modélisation :</text:p>
      <text:p text:style-name="P5">Pompier :<text:tab/><text:tab/><text:span text:style-name="T12">Nom de structure : player</text:span></text:p>
      <text:p text:style-name="P4"><text:tab/><text:span text:style-name="T12">Position : x , y </text:span></text:p>
      <text:p text:style-name="P4"><text:tab/><text:span text:style-name="T12">Taille du pompier : w, h </text:span></text:p>
      <text:p text:style-name="P4"><text:tab/><text:span text:style-name="T10">Nombre de seau d’eau courant : currentWater </text:span></text:p>
      <text:p text:style-name="P4"><text:tab/><text:span text:style-name="T10">Nombre de seau d’eau max : waterMax </text:span></text:p>
      <text:p text:style-name="P4"><text:tab/><text:span text:style-name="T10">Vitesse de déplacement : speed</text:span></text:p>
      <text:p text:style-name="P4"><text:tab/><text:span text:style-name="T10">Etat ( se déplace ou non ) : isMoving</text:span></text:p>
      <text:p text:style-name="P3"><text:span text:style-name="T4"><text:tab/>Direction (0 haut ,1 bas ,2 gauche, 3 droite) : direction</text:span></text:p>
      <text:p text:style-name="P3"><text:tab/><text:span text:style-name="T10">Nombre de vie max : HPMax </text:span></text:p>
      <text:p text:style-name="P3"><text:tab/><text:span text:style-name="T10">Nombre de vie courant : <text:s/>currentHP</text:span></text:p>
      <text:p text:style-name="P3"><text:tab/><text:span text:style-name="T10">Etat invisible (ne prend pas de dégat) : invisible </text:span></text:p>
      <text:p text:style-name="P3"><text:tab/><text:span text:style-name="T11">Temps d’invisibilité : invisibleTime </text:span></text:p>
      <text:p text:style-name="P3"><text:tab/><text:span text:style-name="T12">Dernière fois qu’il a touché le feu : timeLastHitFire</text:span></text:p>
      <text:p text:style-name="P13"/>
      <text:p text:style-name="P12">Feu :<text:tab/><text:tab/><text:tab/><text:span text:style-name="T12">Nom de structure : fire </text:span></text:p>
      <text:p text:style-name="P12"><text:tab/><text:span text:style-name="T12">Position : x, y </text:span></text:p>
      <text:p text:style-name="P12"><text:tab/><text:span text:style-name="T12">Etat du feu : state</text:span></text:p>
      <text:p text:style-name="P12"/>
      <text:p text:style-name="P30">Liste chaînée de feu : <text:tab/><text:tab/>Nom structure:chain</text:p>
      <text:p text:style-name="P30"><text:tab/>Structure : fire </text:p>
      <text:p text:style-name="P30"><text:tab/>Pointeur sur chaînon suivant : next</text:p>
      <text:p text:style-name="P30"/>
      <text:p text:style-name="P31">Map : </text:p>
      <text:p text:style-name="P31"><text:tab/>Dimension de la map : 20x20 </text:p>
      <text:p text:style-name="P31"><text:tab/>Générée à partir d’un fichier map.txt</text:p>
      <text:p text:style-name="P31"><text:tab/><text:span text:style-name="T16">Possibilité de générer des points d’eau et des arbres. </text:span></text:p>
      <text:p text:style-name="P31"/>
      <text:p text:style-name="P34">Tableau de Markov pour évolution du feu :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>
          <table:table-cell table:style-name="Table1.A1" office:value-type="string">
            <text:p text:style-name="P38">FEU</text:p>
          </table:table-cell>
          <table:table-cell table:style-name="Table1.A1" office:value-type="string">
            <text:p text:style-name="P39">s’éteindre</text:p>
          </table:table-cell>
          <table:table-cell table:style-name="Table1.A1" office:value-type="string">
            <text:p text:style-name="P38">étincelle</text:p>
          </table:table-cell>
          <table:table-cell table:style-name="Table1.A1" office:value-type="string">
            <text:p text:style-name="P38">Petit feu</text:p>
          </table:table-cell>
          <table:table-cell table:style-name="Table1.A1" office:value-type="string">
            <text:p text:style-name="P38">Feu <text:span text:style-name="T14">fort</text:span></text:p>
          </table:table-cell>
          <table:table-cell table:style-name="Table1.F1" office:value-type="string">
            <text:p text:style-name="P40">Se propage </text:p>
          </table:table-cell>
        </table:table-row>
        <table:table-row>
          <table:table-cell table:style-name="Table1.A2" office:value-type="string">
            <text:p text:style-name="P39">s’éteindre</text:p>
          </table:table-cell>
          <table:table-cell table:style-name="Table1.A2" office:value-type="string">
            <text:p text:style-name="P40">0,5</text:p>
          </table:table-cell>
          <table:table-cell table:style-name="Table1.A2" office:value-type="string">
            <text:p text:style-name="P39">0,<text:span text:style-name="T14">5</text:span></text:p>
          </table:table-cell>
          <table:table-cell table:style-name="Table1.A2" office:value-type="string">
            <text:p text:style-name="P39">0</text:p>
          </table:table-cell>
          <table:table-cell table:style-name="Table1.A2" office:value-type="string">
            <text:p text:style-name="P39">0</text:p>
          </table:table-cell>
          <table:table-cell table:style-name="Table1.F2" office:value-type="string">
            <text:p text:style-name="P40">0</text:p>
          </table:table-cell>
        </table:table-row>
        <table:table-row>
          <table:table-cell table:style-name="Table1.A2" office:value-type="string">
            <text:p text:style-name="P38">étincelle</text:p>
          </table:table-cell>
          <table:table-cell table:style-name="Table1.A2" office:value-type="string">
            <text:p text:style-name="P39">0</text:p>
          </table:table-cell>
          <table:table-cell table:style-name="Table1.A2" office:value-type="string">
            <text:p text:style-name="P39">0,<text:span text:style-name="T14">6</text:span></text:p>
          </table:table-cell>
          <table:table-cell table:style-name="Table1.A2" office:value-type="string">
            <text:p text:style-name="P39">0,<text:span text:style-name="T14">4</text:span></text:p>
          </table:table-cell>
          <table:table-cell table:style-name="Table1.A2" office:value-type="string">
            <text:p text:style-name="P39">0</text:p>
          </table:table-cell>
          <table:table-cell table:style-name="Table1.F2" office:value-type="string">
            <text:p text:style-name="P40">0</text:p>
          </table:table-cell>
        </table:table-row>
        <table:table-row>
          <table:table-cell table:style-name="Table1.A2" office:value-type="string">
            <text:p text:style-name="P38">Petit feu</text:p>
          </table:table-cell>
          <table:table-cell table:style-name="Table1.A2" office:value-type="string">
            <text:p text:style-name="P39">0</text:p>
          </table:table-cell>
          <table:table-cell table:style-name="Table1.A2" office:value-type="string">
            <text:p text:style-name="P40">0,10</text:p>
          </table:table-cell>
          <table:table-cell table:style-name="Table1.A2" office:value-type="string">
            <text:p text:style-name="P39">0,<text:span text:style-name="T14">7</text:span></text:p>
          </table:table-cell>
          <table:table-cell table:style-name="Table1.A2" office:value-type="string">
            <text:p text:style-name="P40">0,2</text:p>
          </table:table-cell>
          <table:table-cell table:style-name="Table1.F2" office:value-type="string">
            <text:p text:style-name="P40">0</text:p>
          </table:table-cell>
        </table:table-row>
        <table:table-row>
          <table:table-cell table:style-name="Table1.A2" office:value-type="string">
            <text:p text:style-name="P38">Feu <text:span text:style-name="T14">fort</text:span></text:p>
          </table:table-cell>
          <table:table-cell table:style-name="Table1.A2" office:value-type="string">
            <text:p text:style-name="P39">0,1</text:p>
          </table:table-cell>
          <table:table-cell table:style-name="Table1.A2" office:value-type="string">
            <text:p text:style-name="P39">0</text:p>
          </table:table-cell>
          <table:table-cell table:style-name="Table1.A2" office:value-type="string">
            <text:p text:style-name="P39">0,<text:span text:style-name="T14">1</text:span></text:p>
          </table:table-cell>
          <table:table-cell table:style-name="Table1.A2" office:value-type="string">
            <text:p text:style-name="P39">0,<text:span text:style-name="T14">5</text:span></text:p>
          </table:table-cell>
          <table:table-cell table:style-name="Table1.F2" office:value-type="string">
            <text:p text:style-name="P40">0,4</text:p>
          </table:table-cell>
        </table:table-row>
        <table:table-row>
          <table:table-cell table:style-name="Table1.A2" office:value-type="string">
            <text:p text:style-name="P40">Se propage </text:p>
          </table:table-cell>
          <table:table-cell table:style-name="Table1.A2" office:value-type="string">
            <text:p text:style-name="P40">0</text:p>
          </table:table-cell>
          <table:table-cell table:style-name="Table1.A2" office:value-type="string">
            <text:p text:style-name="P40">0</text:p>
          </table:table-cell>
          <table:table-cell table:style-name="Table1.A2" office:value-type="string">
            <text:p text:style-name="P40">0</text:p>
          </table:table-cell>
          <table:table-cell table:style-name="Table1.A2" office:value-type="string">
            <text:p text:style-name="P40">0,50</text:p>
          </table:table-cell>
          <table:table-cell table:style-name="Table1.F2" office:value-type="string">
            <text:p text:style-name="P40">0,5</text:p>
          </table:table-cell>
        </table:table-row>
      </table:table>
      <text:p text:style-name="P33"/>
      <text:p text:style-name="P31">Représenté par un tableau et généré depuis le fichier markov.txt</text:p>
      <text:p text:style-name="P31"/>
      <text:p text:style-name="P31">Propagation du feu : </text:p>
      <text:p text:style-name="P31"/>
      <text:p text:style-name="P31"><text:tab/>Si le feu est en état SPREAD ( état 4 ) , il a une probabilité uniforme de se propager en croix autour de lui. Il est crée si il n’y a pas déjà un feu ou une source d’eau. </text:p>
      <text:p text:style-name="P31"/>
      <text:p text:style-name="P35">Éteindre le feu : </text:p>
      <text:p text:style-name="P35"><text:tab/>Mat le pompier ne peut éteindre le feu que dans un rayon de 2 cases autour de lui. Si jamais on clique sur une case non accessible on perd un seau d’eau. </text:p>
      <text:p text:style-name="P35"/>
      <text:p text:style-name="P35">Remplir les seau : </text:p>
      <text:p text:style-name="P35"><text:soft-page-break/><text:tab/>Quand Mat se trouve a 2 case de porté d’une source d’eau il peut remplir ses seaux en cliquant sur l’eau. </text:p>
      <text:p text:style-name="P35"/>
      <text:p text:style-name="P35">Vie :</text:p>
      <text:p text:style-name="P35"><text:tab/>Mat le pompier dispose de 3 point de vie. Il en perd un à chaque fois qu’il entre en collision avec un feu. </text:p>
      <text:p text:style-name="P35"/>
      <text:p text:style-name="P35">Collision : </text:p>
      <text:p text:style-name="P35"><text:tab/>Mat le pompier ne peut traverser des arbres ou marcher sur l’eau. </text:p>
      <text:p text:style-name="P31"/>
      <text:p text:style-name="P35">Prochain feu : </text:p>
      <text:p text:style-name="P35"><text:tab/>Un timer annonce la prochaine vague de propagation du feu. </text:p>
      <text:p text:style-name="P35"/>
      <text:p text:style-name="P37">Score : </text:p>
      <text:p text:style-name="P37"><text:tab/>Chaque feu éteint correspond à 1 de score. Le score le plus faible est le meilleur</text:p>
      <text:p text:style-name="P35"/>
      <text:p text:style-name="P25">- <text:span text:style-name="T17">Mat gagne quand il a éteint tout les feu. Le score est nombre de feu éteints qui doit être le plus petit. <text:s/></text:span></text:p>
      <text:p text:style-name="P25">- <text:span text:style-name="T17">Mat perd lorsqu’il n’a plus de vie.</text:span></text:p>
      <text:p text:style-name="P4"/>
      <text:p text:style-name="P19">Animation :</text:p>
      <text:p text:style-name="P5"><text:tab/><text:span text:style-name="T13">Animation pompier : se déplace et immobile ( 2 animations), animation quand le pompier <text:tab/>prend des dégâts .</text:span></text:p>
      <text:p text:style-name="P5"/>
      <text:p text:style-name="P5"><text:tab/><text:span text:style-name="T15">Animation de flammes : selon la taille </text:span></text:p>
      <text:p text:style-name="P5"><text:tab/><text:span text:style-name="T15">Animation des cœurs : mouvement des cœurs</text:span></text:p>
      <text:p text:style-name="P5"><text:tab/></text:p>
      <text:p text:style-name="P18">Travail :</text:p>
      <text:p text:style-name="P21"/>
      <text:p text:style-name="P26"><text:span text:style-name="T18"><text:tab/>MARC : </text:span></text:p>
      <text:p text:style-name="P26"><text:tab/><text:tab/>-structure <text:span text:style-name="T18">et mécanique du feu. </text:span></text:p>
      <text:p text:style-name="P26"><text:tab/><text:tab/>- gestion des tableaux de Markov.</text:p>
      <text:p text:style-name="P26"><text:tab/><text:tab/>-<text:span text:style-name="T18">propagation du feu </text:span><text:s/></text:p>
      <text:p text:style-name="P36"><text:tab/>ANTOINE : </text:p>
      <text:p text:style-name="P27"><text:tab/><text:tab/>-<text:span text:style-name="T18">gestion des collisions (eau et arbres).</text:span></text:p>
      <text:p text:style-name="P27"><text:span text:style-name="T8"><text:tab/><text:tab/></text:span><text:span text:style-name="T9">- gestion clic, clic check adjacence au clic.</text:span></text:p>
      <text:p text:style-name="P28"><text:tab/><text:tab/>- <text:span text:style-name="T6">eteint du feu avec clic sur 8 cases autour</text:span></text:p>
      <text:p text:style-name="P13"><text:tab/><text:tab/>=&gt; 1 clic = 1 eau <text:span text:style-name="T18">=1 feu tué. </text:span></text:p>
      <text:p text:style-name="P26"><text:span text:style-name="T18"><text:tab/>TAHA :</text:span></text:p>
      <text:p text:style-name="P26"><text:tab/><text:tab/>- <text:span text:style-name="T18">V</text:span>isuel (map, <text:span text:style-name="T7">assets, </text:span>etc)</text:p>
      <text:p text:style-name="P26"><text:tab/><text:tab/>-<text:span text:style-name="T18">Rendu </text:span></text:p>
      <text:p text:style-name="P26"><text:tab/><text:tab/>-<text:span text:style-name="T18">Animation </text:span></text:p>
      <text:p text:style-name="P13"/>
      <text:p text:style-name="P12"/>
      <text:p text:style-name="P14"><text:span text:style-name="T1">Nom des variables :</text:span> </text:p>
      <text:p text:style-name="P17">structmachin</text:p>
      <text:p text:style-name="P14">varNomOuiAlalala</text:p>
      <text:p text:style-name="P14">coucouCaVa()</text:p>
      <text:p text:style-name="P12"/>
      <text:p text:style-name="P9"><text:span text:style-name="T18">A rajouter</text:span>:</text:p>
      <text:p text:style-name="P12">-<text:span text:style-name="T18">des </text:span>sons</text:p>
      <text:p text:style-name="P13">-<text:span text:style-name="T18">lorsqu’un arbre prend feu il disparaît</text:span></text:p>
      <text:p text:style-name="P12"><text:soft-page-break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1T16:05:11.826487934</meta:creation-date>
    <dc:date>2022-06-23T20:27:41.605205816</dc:date>
    <meta:editing-duration>PT51M21S</meta:editing-duration>
    <meta:editing-cycles>13</meta:editing-cycles>
    <meta:generator>LibreOffice/6.1.5.2$Linux_X86_64 LibreOffice_project/10$Build-2</meta:generator>
    <meta:document-statistic meta:table-count="2" meta:image-count="0" meta:object-count="0" meta:page-count="4" meta:paragraph-count="124" meta:word-count="644" meta:character-count="3302" meta:non-whitespace-character-count="2679"/>
  </office:meta>
</office:document-meta>
</file>